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2"><text:soft-page-break/>Sat 3/18/2017 <text:s/><text:span text:style-name="T1">5 miles</text:span></text:p>
      <text:p text:style-name="P2">I ran 5 miles on hilly roads averaging 10:30/mile. <text:s/>It was cold with a slight drizzle and I wore three shirts and a rain jacket. <text:s/>The last mile was in 8:45.</text:p>
      <text:p text:style-name="P2"/>
      <text:p text:style-name="P2">Sun 3/19/2107 <text:s/><text:span text:style-name="T1">9.25 miles</text:span> </text:p>
      <text:p text:style-name="P2">I ran with Jim Fitch on the Ernst Trail.</text:p>
      <text:p text:style-name="P2">We warmed up with 1.5 miles including a couple of short fast runs.</text:p>
      <text:p text:style-name="P2">The we ran 10 x ½ mile with a ¼ mile jog between each run. <text:s/></text:p>
      <text:p text:style-name="P2">The ½ miles averaged 4:26 with the fasted one in 4:19 and the slowest in 4:34.</text:p>
      <text:p text:style-name="P2">We warmed down with a ½ mile j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9T16:48:40.70</dc:date>
    <dc:creator>James Lombardi</dc:creator>
    <meta:editing-duration>PT18H22M56S</meta:editing-duration>
    <meta:editing-cycles>126</meta:editing-cycles>
    <meta:document-statistic meta:table-count="0" meta:image-count="0" meta:object-count="0" meta:page-count="2" meta:paragraph-count="34" meta:word-count="403" meta:character-count="1888"/>
  </office:meta>
</office:document-meta>
</file>